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11" style:family="graphic" style:parent-style-name="objectwithoutfill">
      <style:graphic-properties svg:stroke-width="0.254cm" svg:stroke-color="#ff0000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5.132cm" style:use-optimal-column-width="false"/>
    </style:style>
    <style:style style:name="co2" style:family="table-column">
      <style:table-column-properties style:column-width="1.797cm" style:use-optimal-column-width="false"/>
    </style:style>
    <style:style style:name="co3" style:family="table-column">
      <style:table-column-properties style:column-width="3.274cm" style:use-optimal-column-width="false"/>
    </style:style>
    <style:style style:name="co4" style:family="table-column">
      <style:table-column-properties style:column-width="2.16cm" style:use-optimal-column-width="false"/>
    </style:style>
    <style:style style:name="co5" style:family="table-column">
      <style:table-column-properties style:column-width="1.781cm" style:use-optimal-column-width="false"/>
    </style:style>
    <style:style style:name="co6" style:family="table-column">
      <style:table-column-properties style:column-width="2.819cm" style:use-optimal-column-width="false"/>
    </style:style>
    <style:style style:name="co7" style:family="table-column">
      <style:table-column-properties style:column-width="2.823cm" style:use-optimal-column-width="false"/>
    </style:style>
    <style:style style:name="ro1" style:family="table-row">
      <style:table-row-properties style:row-height="2.645cm"/>
    </style:style>
    <style:style style:name="ro2" style:family="table-row">
      <style:table-row-properties style:row-height="2.34cm"/>
    </style:style>
    <style:style style:name="ro3" style:family="table-row">
      <style:table-row-properties style:row-height="3.69cm"/>
    </style:style>
    <style:style style:name="ro4" style:family="table-row">
      <style:table-row-properties style:row-height="3.649cm"/>
    </style:style>
    <style:style style:name="ro5" style:family="table-row">
      <style:table-row-properties style:row-height="2.55cm"/>
    </style:style>
    <style:style style:name="ro6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54pt" style:font-size-asian="54pt" style:font-size-complex="54pt"/>
    </style:style>
    <style:style style:name="ce3" style:family="table-cell">
      <style:graphic-properties style:repeat="repeat"/>
      <style:text-properties fo:font-size="60pt" style:font-size-asian="60pt" style:font-size-complex="60pt"/>
    </style:style>
    <style:style style:name="ce4" style:family="table-cell">
      <style:graphic-properties style:repeat="repeat"/>
      <style:text-properties fo:font-size="48pt" style:font-size-asian="48pt" style:font-size-complex="48pt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size="80pt" style:font-size-asian="80pt" style:font-size-complex="80pt"/>
    </style:style>
    <style:style style:name="P8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9" style:family="paragraph">
      <style:paragraph-properties fo:text-align="center"/>
      <style:text-properties fo:font-size="60pt" fo:font-weight="normal" style:font-size-asian="60pt" style:font-weight-asian="normal" style:font-size-complex="60pt" style:font-weight-complex="normal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color="#ff0000" fo:font-size="60pt" style:font-size-asian="60pt" style:font-size-complex="60pt"/>
    </style:style>
    <style:style style:name="P13" style:family="paragraph">
      <style:text-properties fo:color="#ff0000"/>
    </style:style>
    <style:style style:name="T1" style:family="text">
      <style:text-properties fo:font-size="18pt"/>
    </style:style>
    <style:style style:name="T2" style:family="text">
      <style:text-properties fo:font-size="18pt" style:font-size-asian="54pt" style:font-size-complex="54pt"/>
    </style:style>
    <style:style style:name="T3" style:family="text">
      <style:text-properties fo:font-size="18pt" style:font-size-asian="60pt" style:font-size-complex="60pt"/>
    </style:style>
    <style:style style:name="T4" style:family="text">
      <style:text-properties fo:font-size="18pt" style:font-size-asian="48pt" style:font-size-complex="4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80pt" style:font-size-asian="80pt" style:font-size-complex="80pt"/>
    </style:style>
    <style:style style:name="T11" style:family="text">
      <style:text-properties fo:font-size="80pt" fo:font-weight="bold" style:font-size-asian="80pt" style:font-weight-asian="bold" style:font-size-complex="80pt" style:font-weight-complex="bold"/>
    </style:style>
    <style:style style:name="T12" style:family="text">
      <style:text-properties fo:font-size="60pt" fo:font-weight="normal" style:font-size-asian="60pt" style:font-weight-asian="normal" style:font-size-complex="60pt" style:font-weight-complex="normal"/>
    </style:style>
    <style:style style:name="T13" style:family="text">
      <style:text-properties style:text-position="sub 58%" fo:font-size="60pt" fo:font-weight="normal" style:font-size-asian="60pt" style:font-weight-asian="normal" style:font-size-complex="60pt" style:font-weight-complex="normal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ff0000" fo:font-size="60pt" style:font-size-asian="60pt" style:font-size-complex="60pt"/>
    </style:style>
    <style:style style:name="T17" style:family="text">
      <style:text-properties fo:color="#ff000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0000"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chine Learning 101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Got tweets about Ebola and Justin Bieber</text:p>
              </text:list-item>
              <text:list-item>
                <text:p>Let's train an algorithm to tell them apart</text:p>
              </text:list-item>
              <text:list-item>
                <text:p>If we removed the words “bieber” and “ebola”</text:p>
                <text:p/>
              </text:list-item>
              <text:list-item>
                <text:p>Statistical model for classification</text:p>
              </text:list-item>
              <text:list-item>
                <text:p>The Naive Bayes learning algorithm</text:p>
              </text:list-item>
              <text:list-item>
                <text:p>Representing tweets as vecto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standard" draw:layer="layout" svg:width="6.928cm" svg:height="10.328cm" svg:x="0.371cm" svg:y="1.18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Omg biebs is awesome</text:span></text:p>
              </table:table-cell>
              <table:table-cell table:style-name="ce2">
                <text:p><text:span text:style-name="T2">B</text:span></text:p>
              </table:table-cell>
            </table:table-row>
            <table:table-row table:style-name="ro1">
              <table:table-cell table:style-name="ce1">
                <text:p><text:span text:style-name="T1">If you have faith you will kiss bieber</text:span></text:p>
              </table:table-cell>
              <table:table-cell table:style-name="ce2">
                <text:p><text:span text:style-name="T2">B</text:span></text:p>
              </table:table-cell>
            </table:table-row>
            <table:table-row table:style-name="ro1">
              <table:table-cell table:style-name="ce1">
                <text:p><text:span text:style-name="T1">Bieber posts naked photos of his girl friend</text:span></text:p>
              </table:table-cell>
              <table:table-cell table:style-name="ce2">
                <text:p><text:span text:style-name="T2">B</text:span></text:p>
              </table:table-cell>
            </table:table-row>
            <table:table-row table:style-name="ro2">
              <table:table-cell table:style-name="ce1">
                <text:p><text:span text:style-name="T1">Another case of ebola in dallas, TX</text:span></text:p>
              </table:table-cell>
              <table:table-cell table:style-name="ce2">
                <text:p><text:span text:style-name="T2">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3.787cm" svg:height="1.724cm" svg:x="1.016cm" svg:y="0.308cm">
          <draw:text-box>
            <text:p><text:span text:style-name="T1">Training set</text:span></text:p>
          </draw:text-box>
        </draw:frame>
        <draw:custom-shape draw:style-name="gr3" draw:text-style-name="P2" draw:layer="layout" svg:width="7.366cm" svg:height="6.604cm" svg:x="9.652cm" svg:y="12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4.064cm" svg:height="3.302cm" svg:x="5.334cm" svg:y="13.7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1" draw:layer="layout" svg:width="5.08cm" svg:height="0.962cm" svg:x="3.556cm" svg:y="16.818cm">
          <draw:text-box>
            <text:p><text:span text:style-name="T1">Learning</text:span></text:p>
          </draw:text-box>
        </draw:frame>
        <draw:frame draw:style-name="standard" draw:layer="layout" svg:width="5.433cm" svg:height="7.631cm" svg:x="9.967cm" svg:y="3.73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><text:span text:style-name="T1">If bieber doesnt come to nyc I will kill myself</text:span></text:p>
              </table:table-cell>
              <table:table-cell table:style-name="ce3">
                <text:p><text:span text:style-name="T3">?</text:span></text:p>
              </table:table-cell>
            </table:table-row>
            <table:table-row table:style-name="ro4">
              <table:table-cell table:style-name="ce1">
                <text:p><text:span text:style-name="T1">If ebola kills me dont steal my stereo</text:span></text:p>
              </table:table-cell>
              <table:table-cell table:style-name="ce3">
                <text:p><text:span text:style-name="T3">?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" draw:layer="layout" svg:width="3.302cm" svg:height="0.962cm" svg:x="10.922cm" svg:y="1.778cm">
          <draw:text-box>
            <text:p><text:span text:style-name="T1">New Data</text:span></text:p>
          </draw:text-box>
        </draw:frame>
        <draw:custom-shape draw:style-name="gr6" draw:text-style-name="P3" draw:layer="layout" svg:width="2.032cm" svg:height="2.286cm" svg:x="12.446cm" svg:y="11.938cm">
          <text:p text:style-name="P2"><text:span text:style-name="T1">Classificatio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.78cm" svg:height="5.099cm" svg:x="21.374cm" svg:y="13.676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4">
                <text:p><text:span text:style-name="T4">B</text:span></text:p>
              </table:table-cell>
            </table:table-row>
            <table:table-row table:style-name="ro5">
              <table:table-cell table:style-name="ce4">
                <text:p><text:span text:style-name="T4">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" draw:layer="layout" svg:width="5.588cm" svg:height="0.962cm" svg:x="21.844cm" svg:y="19.558cm">
          <draw:text-box>
            <text:p><text:span text:style-name="T1">Predictions</text:span></text:p>
          </draw:text-box>
        </draw:frame>
        <draw:custom-shape draw:style-name="gr3" draw:text-style-name="P2" draw:layer="layout" svg:width="4.064cm" svg:height="2.032cm" svg:x="16.002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0.853cm" svg:height="0.962cm" svg:x="6.35cm" svg:y="15.494cm">
          <draw:text-box>
            <text:p><text:span text:style-name="T1">1</text:span></text:p>
          </draw:text-box>
        </draw:frame>
        <draw:frame draw:style-name="gr7" draw:text-style-name="P1" draw:layer="layout" svg:width="0.853cm" svg:height="0.962cm" svg:x="12.7cm" svg:y="13.97cm">
          <draw:text-box>
            <text:p><text:span text:style-name="T1">2</text:span></text:p>
          </draw:text-box>
        </draw:frame>
        <draw:frame draw:style-name="gr7" draw:text-style-name="P1" draw:layer="layout" svg:width="0.853cm" svg:height="0.962cm" svg:x="17.272cm" svg:y="16.764cm">
          <draw:text-box>
            <text:p><text:span text:style-name="T1">3</text:span></text:p>
          </draw:text-box>
        </draw:frame>
        <draw:frame draw:style-name="gr5" draw:text-style-name="P1" draw:layer="layout" svg:width="3.556cm" svg:height="2.384cm" svg:x="10.414cm" svg:y="16.256cm">
          <draw:text-box>
            <text:p><text:span text:style-name="T1">Naive Bayes</text:span></text:p>
            <text:p><text:span text:style-name="T1">Classifi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4.639cm" svg:height="12.179cm" svg:x="1.4cm" svg:y="4.914cm" presentation:class="subtitle">
          <draw:text-box>
            <text:p><text:a xlink:href="http://ignignokt.bio.nyu.edu:8080/" xlink:type="simple">http://ignignokt.bio.nyu.edu:8080/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me tweets</text:p>
          </draw:text-box>
        </draw:frame>
        <draw:frame presentation:style-name="pr2" draw:text-style-name="P5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5">Biebs</text:span></text:p>
              </text:list-header>
              <text:list-item>
                <text:p>Justin Bieber Shares New Pic Of Selena Gomez Kissing His Arm Tattoo: Justin Bieber has just post... http://bit.ly/1s7aRXX <text:s/>ff: gospelgee</text:p>
              </text:list-item>
              <text:list-item>
                <text:p>Petition for Justin Bieber to release these three songs from believe movie music #EMABiggestFansJustinBieber </text:p>
              </text:list-item>
              <text:list-item>
                <text:p><text:span text:style-name="T6">"if you faith you will kiss Justin Bieber" #EMABiggestFansJustinBieber</text:span></text:p>
              </text:list-item>
              <text:list-item>
                <text:p>Who is excited about @CodySimpson &amp; @JustinBieber's music project coming out in early 2015? </text:p>
                <text:p><text:span text:style-name="T5">Ebo</text:span></text:p>
              </text:list-item>
              <text:list-item>
                <text:p><text:span text:style-name="T6">Dallas Ebola patient's disease condition improving slightly http://ti.me/1nYFSOe </text:span></text:p>
              </text:list-item>
              <text:list-item>
                <text:p><text:span text:style-name="T6">ebola tweets spreadin quicker than the disease</text:span></text:p>
              </text:list-item>
              <text:list-item>
                <text:p><text:span text:style-name="T6">Liberia burns its bodies as Ebola fears run rampant http://ti.me/1oNVwXk </text:span></text:p>
              </text:list-item>
              <text:list-item>
                <text:p><text:span text:style-name="T6">Burning of a human body prevents contagious diseases like Ebola very well. Liberia learning the hard way. Hindus of India knew for age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tatistical model</text:p>
          </draw:text-box>
        </draw:frame>
        <draw:frame presentation:style-name="pr2" draw:text-style-name="P6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7">Binary Classification</text:span></text:p>
              </text:list-header>
              <text:list-item>
                <text:p><text:span text:style-name="T8">P(T is about bieber | </text:span><text:span text:style-name="T7">w</text:span><text:span text:style-name="T9">)</text:span></text:p>
              </text:list-item>
              <text:list-item>
                <text:p><text:span text:style-name="T9">P(T is about ebola | </text:span><text:span text:style-name="T7">w</text:span><text:span text:style-name="T9">) = 1 – P(T is about bieber | </text:span><text:span text:style-name="T7">w</text:span><text:span text:style-name="T9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tatistical model</text:p>
          </draw:text-box>
        </draw:frame>
        <draw:frame presentation:style-name="pr2" draw:text-style-name="P6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7">Binary Classification</text:span></text:p>
              </text:list-header>
              <text:list-item>
                <text:p><text:span text:style-name="T8">P(T is about bieber | </text:span><text:span text:style-name="T7">w</text:span><text:span text:style-name="T9">)</text:span></text:p>
              </text:list-item>
              <text:list-item>
                <text:p><text:span text:style-name="T9">P(T is about ebola | </text:span><text:span text:style-name="T7">w</text:span><text:span text:style-name="T9">) = 1 – P(T is about bieber | </text:span><text:span text:style-name="T7">w</text:span><text:span text:style-name="T9">)</text:span></text:p>
                <text:p><text:span text:style-name="T9"/></text:p>
              </text:list-item>
              <text:list-item>
                <text:p><text:span text:style-name="T9">First I pick the subject, </text:span><text:span text:style-name="T7">then</text:span><text:span text:style-name="T9"> I write the twee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tatistical model</text:p>
          </draw:text-box>
        </draw:frame>
        <draw:frame presentation:style-name="pr2" draw:text-style-name="P6" draw:layer="layout" svg:width="24.639cm" svg:height="12.179cm" svg:x="1.4cm" svg:y="4.914cm" presentation:class="outline">
          <draw:text-box>
            <text:list text:style-name="L2">
              <text:list-header>
                <text:p><text:span text:style-name="T7">Binary Classification</text:span></text:p>
              </text:list-header>
              <text:list-item>
                <text:p><text:span text:style-name="T8">P(T is about bieber | </text:span><text:span text:style-name="T7">w</text:span><text:span text:style-name="T9">)</text:span></text:p>
              </text:list-item>
              <text:list-item>
                <text:p><text:span text:style-name="T9">P(T is about ebola | </text:span><text:span text:style-name="T7">w</text:span><text:span text:style-name="T9">) = 1 – P(T is about bieber | </text:span><text:span text:style-name="T7">w</text:span><text:span text:style-name="T9">)</text:span></text:p>
                <text:p><text:span text:style-name="T9"/></text:p>
              </text:list-item>
              <text:list-item>
                <text:p><text:span text:style-name="T9">First I pick the subject, </text:span><text:span text:style-name="T7">then</text:span><text:span text:style-name="T9"> I write the tweet!</text:span></text:p>
              </text:list-item>
            </text:list>
          </draw:text-box>
        </draw:frame>
        <draw:custom-shape draw:style-name="gr6" draw:text-style-name="P7" xml:id="id1" draw:id="id1" draw:layer="layout" svg:width="3.556cm" svg:height="3.556cm" svg:x="2.286cm" svg:y="15.24cm">
          <text:p text:style-name="P2"><text:span text:style-name="T10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2" draw:id="id2" draw:layer="layout" svg:width="3.556cm" svg:height="3.556cm" svg:x="8.636cm" svg:y="15.194cm">
          <text:p text:style-name="P2"><text:span text:style-name="T1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5.842cm" svg:y1="17.018cm" svg:x2="8.636cm" svg:y2="16.972cm" draw:start-shape="id1" draw:start-glue-point="10" draw:end-shape="id2" draw:end-glue-point="6" svg:d="m5842 17018 2794-46" svg:viewBox="0 0 2795 47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Statistical model</text:p>
          </draw:text-box>
        </draw:frame>
        <draw:custom-shape draw:style-name="gr6" draw:text-style-name="P7" xml:id="id3" draw:id="id3" draw:layer="layout" svg:width="3.556cm" svg:height="3.556cm" svg:x="0.762cm" svg:y="3.856cm">
          <text:p text:style-name="P2"><text:span text:style-name="T10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4" draw:id="id4" draw:layer="layout" svg:width="3.556cm" svg:height="3.556cm" svg:x="7.112cm" svg:y="3.81cm">
          <text:p text:style-name="P2"><text:span text:style-name="T1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4.318cm" svg:y1="5.634cm" svg:x2="7.112cm" svg:y2="5.588cm" draw:start-shape="id3" draw:start-glue-point="10" draw:end-shape="id4" draw:end-glue-point="6" svg:d="m4318 5634 2794-46" svg:viewBox="0 0 2795 47">
          <text:p/>
        </draw:connector>
        <draw:custom-shape draw:style-name="gr6" draw:text-style-name="P7" xml:id="id5" draw:id="id5" draw:layer="layout" svg:width="3.556cm" svg:height="3.556cm" svg:x="9.652cm" svg:y="12.192cm">
          <text:p text:style-name="P2"><text:span text:style-name="T10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6" draw:id="id6" draw:layer="layout" svg:width="3.556cm" svg:height="3.556cm" svg:x="18.542cm" svg:y="4.572cm">
          <text:p text:style-name="P2"><text:span text:style-name="T12">w</text:span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7" draw:id="id7" draw:layer="layout" svg:width="3.556cm" svg:height="3.556cm" svg:x="20.574cm" svg:y="8.636cm">
          <text:p text:style-name="P2"><text:span text:style-name="T12">w</text:span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8" draw:id="id8" draw:layer="layout" svg:width="3.556cm" svg:height="3.556cm" svg:x="18.542cm" svg:y="17.272cm">
          <text:p text:style-name="P2"><text:span text:style-name="T12">w</text:span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12.688cm" svg:y1="12.712cm" svg:x2="18.542cm" svg:y2="6.35cm" draw:start-shape="id5" draw:start-glue-point="11" draw:end-shape="id6" draw:end-glue-point="6" svg:d="m12688 12712 5854-6362" svg:viewBox="0 0 5855 6363">
          <text:p/>
        </draw:connector>
        <draw:connector draw:style-name="gr8" draw:text-style-name="P2" draw:layer="layout" draw:type="line" svg:x1="13.208cm" svg:y1="13.97cm" svg:x2="20.574cm" svg:y2="10.414cm" draw:start-shape="id5" draw:start-glue-point="10" draw:end-shape="id7" draw:end-glue-point="6" svg:d="m13208 13970 7366-3556" svg:viewBox="0 0 7367 3557">
          <text:p/>
        </draw:connector>
        <draw:connector draw:style-name="gr8" draw:text-style-name="P2" draw:layer="layout" draw:type="line" svg:x1="12.688cm" svg:y1="15.228cm" svg:x2="18.542cm" svg:y2="19.05cm" draw:start-shape="id5" draw:start-glue-point="9" draw:end-shape="id8" draw:end-glue-point="6" svg:d="m12688 15228 5854 3822" svg:viewBox="0 0 5855 3823">
          <text:p/>
        </draw:connector>
        <draw:frame draw:style-name="gr5" draw:text-style-name="P6" draw:layer="layout" svg:width="3.302cm" svg:height="1.352cm" svg:x="20.574cm" svg:y="14.478cm">
          <draw:text-box>
            <text:p><text:span text:style-name="T8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tatistical model</text:p>
          </draw:text-box>
        </draw:frame>
        <draw:frame draw:style-name="gr9" draw:layer="layout" svg:width="13.151cm" svg:height="3.402cm" svg:x="2.374cm" svg:y="5.84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0" draw:layer="layout" svg:width="11.938cm" svg:height="2.376cm" draw:transform="rotate (-0.170344134994647) translate (16.659cm 4.064cm)">
          <draw:text-box>
            <text:p><text:span text:style-name="T14">(Bayes Rul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tatistical model</text:p>
          </draw:text-box>
        </draw:frame>
        <draw:frame draw:style-name="gr9" draw:layer="layout" svg:width="13.213cm" svg:height="6.648cm" svg:x="2.374cm" svg:y="5.84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0" draw:layer="layout" svg:width="11.938cm" svg:height="2.376cm" draw:transform="rotate (-0.170344134994647) translate (16.659cm 4.064cm)">
          <draw:text-box>
            <text:p><text:span text:style-name="T14">(Bayes Rul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tatistical model</text:p>
          </draw:text-box>
        </draw:frame>
        <draw:frame draw:style-name="gr9" draw:layer="layout" svg:width="18.258cm" svg:height="4.943cm" svg:x="2.374cm" svg:y="5.84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tatistical model</text:p>
          </draw:text-box>
        </draw:frame>
        <draw:frame draw:style-name="gr9" draw:layer="layout" svg:width="25.719cm" svg:height="5.171cm" svg:x="1.274cm" svg:y="5.7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11" draw:layer="layout" svg:width="16.11cm" svg:height="1.673cm" svg:x="7.258cm" svg:y="12.297cm">
          <draw:text-box>
            <text:p><text:span text:style-name="T15">The chain rule of prob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tatistical model</text:p>
          </draw:text-box>
        </draw:frame>
        <draw:frame draw:style-name="gr9" draw:layer="layout" svg:width="27.498cm" svg:height="8.193cm" svg:x="0.4cm" svg:y="5.88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The Naive Assumptio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Words are chosen independently and interchangeably in order</text:p>
              </text:list-item>
            </text:list>
          </draw:text-box>
        </draw:frame>
        <draw:frame draw:style-name="gr9" draw:layer="layout" svg:width="13.177cm" svg:height="1.795cm" svg:x="6.381cm" svg:y="10.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The naive statistical model</text:p>
          </draw:text-box>
        </draw:frame>
        <draw:frame draw:style-name="gr9" draw:layer="layout" svg:width="26.505cm" svg:height="1.345cm" svg:x="1.275cm" svg:y="5.7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12" draw:layer="layout" svg:width="2.032cm" svg:height="5.588cm" svg:x="12.7cm" svg:y="7.288cm">
          <draw:text-box>
            <text:p><text:span text:style-name="T16">+</text:span></text:p>
          </draw:text-box>
        </draw:frame>
        <draw:line draw:style-name="gr11" draw:text-style-name="P2" draw:layer="layout" svg:x1="1.016cm" svg:y1="18.027cm" svg:x2="2.794cm" svg:y2="18.04cm">
          <text:p/>
        </draw:line>
        <draw:frame draw:style-name="gr9" draw:layer="layout" svg:width="15.279cm" svg:height="3.62cm" svg:x="5.777cm" svg:y="16.00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3" draw:text-style-name="P2" draw:layer="layout" svg:width="14.224cm" svg:height="2.54cm" svg:x="5.842cm" svg:y="9.906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2.535cm" svg:height="1.707cm" svg:x="6.35cm" svg:y="10.30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13" draw:layer="layout" svg:width="8.109cm" svg:height="0.962cm" draw:transform="rotate (-0.304385421547811) translate (18.68cm 14.686cm)">
          <draw:text-box>
            <text:p><text:span text:style-name="T17">The Naive Bayes Classifi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3" draw:text-style-name="P2" draw:layer="layout" svg:width="13.97cm" svg:height="3.227cm" svg:x="6.604cm" svg:y="17.0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lassification with Naive Bayes</text:p>
          </draw:text-box>
        </draw:frame>
        <draw:frame presentation:style-name="pr2" draw:layer="layout" svg:width="24.639cm" svg:height="8.965cm" svg:x="1.4cm" svg:y="8.128cm" presentation:class="outline" presentation:user-transformed="true">
          <draw:text-box>
            <text:list text:style-name="L2">
              <text:list-item>
                <text:p>Use this formula to get</text:p>
                <text:p>P(L=biebs | <text:span text:style-name="T5">w</text:span><text:span text:style-name="T6">=”if you are a belieber RT this!”)</text:span></text:p>
                <text:p><text:span text:style-name="T6">P(L=ebola | </text:span><text:span text:style-name="T5">w</text:span><text:span text:style-name="T6">=”if you are a belieber RT this!”)</text:span></text:p>
                <text:p><text:span text:style-name="T6"/></text:p>
                <text:p><text:span text:style-name="T6">When we observe a new tweet </text:span><text:span text:style-name="T5">w</text:span></text:p>
                <text:p><text:span text:style-name="T5"/></text:p>
              </text:list-item>
              <text:list-item>
                <text:p><text:span text:style-name="T5">Then, pick the L which maximizes that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9" draw:layer="layout" svg:width="15.279cm" svg:height="3.62cm" svg:x="5.042cm" svg:y="4.06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3.528cm" svg:height="2.646cm" svg:x="6.604cm" svg:y="17.526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Learning Naive Bayes</text:p>
          </draw:text-box>
        </draw:frame>
        <draw:frame draw:style-name="gr9" draw:layer="layout" svg:width="15.279cm" svg:height="3.62cm" svg:x="5.041cm" svg:y="4.06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8" draw:text-style-name="P2" draw:layer="layout" svg:x1="11.43cm" svg:y1="7.112cm" svg:x2="5.588cm" svg:y2="11.43cm">
          <text:p/>
        </draw:line>
        <draw:line draw:style-name="gr8" draw:text-style-name="P2" draw:layer="layout" svg:x1="18.034cm" svg:y1="7.684cm" svg:x2="19.812cm" svg:y2="11.43cm">
          <text:p/>
        </draw:line>
        <draw:frame draw:style-name="gr5" draw:text-style-name="P6" draw:layer="layout" svg:width="9.398cm" svg:height="2.453cm" svg:x="1.524cm" svg:y="11.684cm">
          <draw:text-box>
            <text:p><text:span text:style-name="T8">The prior probability of class L</text:span></text:p>
          </draw:text-box>
        </draw:frame>
        <draw:frame draw:style-name="gr5" draw:text-style-name="P6" draw:layer="layout" svg:width="9.398cm" svg:height="2.453cm" svg:x="16.256cm" svg:y="11.517cm">
          <draw:text-box>
            <text:p><text:span text:style-name="T8">The likelihood of word i given class 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3" draw:text-style-name="P2" draw:layer="layout" svg:width="3.556cm" svg:height="2.794cm" svg:x="10.1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3.506cm" svg:x="1.4cm" svg:y="0.837cm" presentation:class="title">
          <draw:text-box>
            <text:p>Learning Naive Bayes</text:p>
          </draw:text-box>
        </draw:frame>
        <draw:frame draw:style-name="gr9" draw:layer="layout" svg:width="15.279cm" svg:height="3.62cm" svg:x="5.041cm" svg:y="4.06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layer="layout" svg:width="17.284cm" svg:height="5.044cm" svg:x="5.153cm" svg:y="11.21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8" draw:text-style-name="P2" draw:layer="layout" svg:x1="11.938cm" svg:y1="11.684cm" svg:x2="11.938cm" svg:y2="8.128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3" draw:text-style-name="P2" draw:layer="layout" svg:width="4.826cm" svg:height="4.318cm" svg:x="15.54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3.506cm" svg:x="1.4cm" svg:y="0.837cm" presentation:class="title">
          <draw:text-box>
            <text:p>Learning Naive Bayes</text:p>
          </draw:text-box>
        </draw:frame>
        <draw:frame draw:style-name="gr9" draw:layer="layout" svg:width="15.279cm" svg:height="3.62cm" svg:x="5.041cm" svg:y="4.0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layer="layout" svg:width="17.452cm" svg:height="5.239cm" svg:x="5.153cm" svg:y="11.2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8" draw:text-style-name="P2" draw:layer="layout" svg:x1="12.446cm" svg:y1="11.938cm" svg:x2="16.002cm" svg:y2="8.128cm">
          <text:p/>
        </draw:line>
        <draw:frame draw:style-name="gr7" draw:text-style-name="P6" draw:layer="layout" svg:width="22.172cm" svg:height="1.352cm" svg:x="4.064cm" svg:y="17.272cm">
          <draw:text-box>
            <text:p><text:span text:style-name="T8">One such parameter for each word for each cla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arning Naive Bayes</text:p>
          </draw:text-box>
        </draw:frame>
        <draw:frame presentation:style-name="pr2" draw:layer="layout" svg:width="24.639cm" svg:height="10.922cm" svg:x="1.4cm" svg:y="8.636cm" presentation:class="outline" presentation:user-transformed="true">
          <draw:text-box>
            <text:list text:style-name="L2">
              <text:list-item>
                <text:p>What if the word “sexy” doesn't appear in tweets about ebola?</text:p>
                <text:list>
                  <text:list-item>
                    <text:p>“Ebola is one sexy disease” is still not about bieber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9" draw:layer="layout" svg:width="17.452cm" svg:height="5.239cm" svg:x="4.064cm" svg:y="3.90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layer="layout" svg:width="17.452cm" svg:height="5.239cm" svg:x="4.064cm" svg:y="3.90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draw:layer="layout" svg:width="16.621cm" svg:height="3.173cm" svg:x="3.81cm" svg:y="13.462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arning Naive Bayes</text:p>
          </draw:text-box>
        </draw:frame>
        <draw:frame presentation:style-name="pr2" draw:layer="layout" svg:width="24.639cm" svg:height="10.922cm" svg:x="1.4cm" svg:y="8.636cm" presentation:class="outline" presentation:user-transformed="true">
          <draw:text-box>
            <text:list text:style-name="L2">
              <text:list-item>
                <text:p>What if the word “sexy” doesn't appear in tweets about ebola?</text:p>
                <text:list>
                  <text:list-item>
                    <text:p>“Ebola is one sexy disease” is still not about bieber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9" draw:layer="layout" svg:width="17.452cm" svg:height="5.239cm" svg:x="4.064cm" svg:y="3.90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draw:layer="layout" svg:width="17.452cm" svg:height="5.239cm" svg:x="4.064cm" svg:y="3.906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layer="layout" svg:width="16.621cm" svg:height="3.173cm" svg:x="3.81cm" svg:y="13.462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draw:layer="layout" svg:width="17.078cm" svg:height="3.62cm" svg:x="4.572cm" svg:y="16.7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Laplace smoothing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dd “pseudocounts” to never-seen words</text:p>
                <text:p/>
                <text:p/>
                <text:p/>
                <text:p/>
                <text:p/>
                <text:p/>
              </text:list-item>
              <text:list-item>
                <text:p>V = vocabulary size</text:p>
                <text:list>
                  <text:list-header>
                    <text:p>(number of words in your dictionaty)</text:p>
                  </text:list-header>
                </text:list>
              </text:list-item>
            </text:list>
          </draw:text-box>
        </draw:frame>
        <draw:frame draw:style-name="gr9" draw:layer="layout" svg:width="19.674cm" svg:height="5.239cm" svg:x="3.556cm" svg:y="7.112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g of words representation</text:p>
          </draw:text-box>
        </draw:frame>
        <draw:frame presentation:style-name="pr2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Justin Bieber </text:span><text:span text:style-name="T19">Shares</text:span><text:span text:style-name="T18"> New </text:span><text:span text:style-name="T19">Pic</text:span><text:span text:style-name="T18"> Of Selena Gomez </text:span><text:span text:style-name="T19">Kissing</text:span><text:span text:style-name="T18"> His Arm </text:span><text:span text:style-name="T19">Tattoo</text:span><text:span text:style-name="T18">: <text:s/>http://bit.ly/1s7aRXX <text:s/>ff: gospelgee</text:span></text:p>
              </text:list-item>
              <text:list-item>
                <text:p><text:span text:style-name="T20">"if you have </text:span><text:span text:style-name="T21">faith</text:span><text:span text:style-name="T20"> you will </text:span><text:span text:style-name="T21">kiss</text:span><text:span text:style-name="T20"> Justin Bieber" #EMABiggestFansJustinBieber</text:span></text:p>
                <text:p><text:span text:style-name="T22"/></text:p>
                <text:p><text:span text:style-name="T23">Dictionary:</text:span></text:p>
                <text:p><text:span text:style-name="T24"/></text:p>
                <text:p><text:span text:style-name="T24"/></text:p>
                <text:p><text:span text:style-name="T24"/></text:p>
              </text:list-item>
              <text:list-item>
                <text:p><text:span text:style-name="T24">1st tweet: [1, 1, 1, 1, 0]</text:span></text:p>
              </text:list-item>
              <text:list-item>
                <text:p><text:span text:style-name="T24">2nd tweet:[0, 0, 1, 0, 1]</text:span></text:p>
                <text:p/>
              </text:list-item>
            </text:list>
          </draw:text-box>
        </draw:frame>
        <draw:frame draw:style-name="standard" draw:layer="layout" svg:width="14.098cm" svg:height="1.943cm" svg:x="4.331cm" svg:y="11.626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6" table:default-cell-style-name="ce1">
              <table:table-cell>
                <text:p>share</text:p>
              </table:table-cell>
              <table:table-cell>
                <text:p>pic</text:p>
              </table:table-cell>
              <table:table-cell>
                <text:p>kiss</text:p>
              </table:table-cell>
              <table:table-cell>
                <text:p>tattoo</text:p>
              </table:table-cell>
              <table:table-cell>
                <text:p>faith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g of words representation</text:p>
          </draw:text-box>
        </draw:frame>
        <draw:frame presentation:style-name="pr2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3">How do choose the dictionary</text:span></text:p>
              </text:list-header>
              <text:list-item>
                <text:p><text:span text:style-name="T24">Choose words from our “corpus” of data</text:span></text:p>
                <text:p><text:span text:style-name="T24"/></text:p>
              </text:list-item>
              <text:list-item>
                <text:p><text:span text:style-name="T24">Remove “stop words”</text:span></text:p>
              </text:list-item>
              <text:list-item>
                <text:p><text:span text:style-name="T24">Remove very common words</text:span></text:p>
              </text:list-item>
              <text:list-item>
                <text:p><text:span text:style-name="T24">Remove very rare word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Classifying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Get a “training set” of ebola/bieber tweets</text:p>
              </text:list-item>
              <text:list-item>
                <text:p>Learn the Naive Bayes parameters from those</text:p>
              </text:list-item>
              <text:list-item>
                <text:p>Use to predict labels on tweets when we don't know in advance what they are about</text:p>
                <text:list>
                  <text:list-item>
                    <text:p>This is called the “test set”</text:p>
                  </text:list-item>
                  <text:list-item>
                    <text:p>Removed the words “ebola” or “justin” or “bieber” to make more inter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standard" draw:layer="layout" svg:width="6.928cm" svg:height="10.328cm" svg:x="0.371cm" svg:y="1.18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Omg biebs is awesome</text:span></text:p>
              </table:table-cell>
              <table:table-cell table:style-name="ce2">
                <text:p><text:span text:style-name="T2">B</text:span></text:p>
              </table:table-cell>
            </table:table-row>
            <table:table-row table:style-name="ro1">
              <table:table-cell table:style-name="ce1">
                <text:p><text:span text:style-name="T1">If you have faith you will kiss bieber</text:span></text:p>
              </table:table-cell>
              <table:table-cell table:style-name="ce2">
                <text:p><text:span text:style-name="T2">B</text:span></text:p>
              </table:table-cell>
            </table:table-row>
            <table:table-row table:style-name="ro1">
              <table:table-cell table:style-name="ce1">
                <text:p><text:span text:style-name="T1">Bieber posts naked photos of his girl friend</text:span></text:p>
              </table:table-cell>
              <table:table-cell table:style-name="ce2">
                <text:p><text:span text:style-name="T2">B</text:span></text:p>
              </table:table-cell>
            </table:table-row>
            <table:table-row table:style-name="ro2">
              <table:table-cell table:style-name="ce1">
                <text:p><text:span text:style-name="T1">Another case of ebola in dallas, TX</text:span></text:p>
              </table:table-cell>
              <table:table-cell table:style-name="ce2">
                <text:p><text:span text:style-name="T2">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" draw:layer="layout" svg:width="3.787cm" svg:height="1.724cm" svg:x="1.016cm" svg:y="0.308cm">
          <draw:text-box>
            <text:p><text:span text:style-name="T1">Training set</text:span></text:p>
          </draw:text-box>
        </draw:frame>
        <draw:custom-shape draw:style-name="gr3" draw:text-style-name="P2" draw:layer="layout" svg:width="7.366cm" svg:height="6.604cm" svg:x="9.652cm" svg:y="12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4.064cm" svg:height="3.302cm" svg:x="5.334cm" svg:y="13.7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1" draw:layer="layout" svg:width="5.08cm" svg:height="0.962cm" svg:x="3.556cm" svg:y="16.818cm">
          <draw:text-box>
            <text:p><text:span text:style-name="T1">Learning</text:span></text:p>
          </draw:text-box>
        </draw:frame>
        <draw:frame draw:style-name="standard" draw:layer="layout" svg:width="5.433cm" svg:height="7.631cm" svg:x="9.967cm" svg:y="3.73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><text:span text:style-name="T1">If bieber doesnt come to nyc I will kill myself</text:span></text:p>
              </table:table-cell>
              <table:table-cell table:style-name="ce3">
                <text:p><text:span text:style-name="T3">?</text:span></text:p>
              </table:table-cell>
            </table:table-row>
            <table:table-row table:style-name="ro4">
              <table:table-cell table:style-name="ce1">
                <text:p><text:span text:style-name="T1">If ebola kills me dont steal my stereo</text:span></text:p>
              </table:table-cell>
              <table:table-cell table:style-name="ce3">
                <text:p><text:span text:style-name="T3">?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1" draw:layer="layout" svg:width="3.302cm" svg:height="0.962cm" svg:x="10.922cm" svg:y="1.778cm">
          <draw:text-box>
            <text:p><text:span text:style-name="T1">New Data</text:span></text:p>
          </draw:text-box>
        </draw:frame>
        <draw:custom-shape draw:style-name="gr6" draw:text-style-name="P3" draw:layer="layout" svg:width="2.032cm" svg:height="2.286cm" svg:x="12.446cm" svg:y="11.938cm">
          <text:p text:style-name="P2"><text:span text:style-name="T1">Classificatio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.78cm" svg:height="5.099cm" svg:x="21.374cm" svg:y="13.676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4">
                <text:p><text:span text:style-name="T4">B</text:span></text:p>
              </table:table-cell>
            </table:table-row>
            <table:table-row table:style-name="ro5">
              <table:table-cell table:style-name="ce4">
                <text:p><text:span text:style-name="T4">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" draw:text-style-name="P1" draw:layer="layout" svg:width="5.588cm" svg:height="0.962cm" svg:x="21.844cm" svg:y="19.558cm">
          <draw:text-box>
            <text:p><text:span text:style-name="T1">Predictions</text:span></text:p>
          </draw:text-box>
        </draw:frame>
        <draw:custom-shape draw:style-name="gr3" draw:text-style-name="P2" draw:layer="layout" svg:width="4.064cm" svg:height="2.032cm" svg:x="16.002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0.853cm" svg:height="0.962cm" svg:x="6.35cm" svg:y="15.494cm">
          <draw:text-box>
            <text:p><text:span text:style-name="T1">1</text:span></text:p>
          </draw:text-box>
        </draw:frame>
        <draw:frame draw:style-name="gr7" draw:text-style-name="P1" draw:layer="layout" svg:width="0.853cm" svg:height="0.962cm" svg:x="12.7cm" svg:y="13.97cm">
          <draw:text-box>
            <text:p><text:span text:style-name="T1">2</text:span></text:p>
          </draw:text-box>
        </draw:frame>
        <draw:frame draw:style-name="gr7" draw:text-style-name="P1" draw:layer="layout" svg:width="0.853cm" svg:height="0.962cm" svg:x="17.272cm" svg:y="16.764cm">
          <draw:text-box>
            <text:p><text:span text:style-name="T1">3</text:span></text:p>
          </draw:text-box>
        </draw:frame>
        <draw:frame draw:style-name="gr5" draw:text-style-name="P1" draw:layer="layout" svg:width="3.556cm" svg:height="2.384cm" svg:x="10.414cm" svg:y="16.256cm">
          <draw:text-box>
            <text:p><text:span text:style-name="T1">Naive Bayes</text:span></text:p>
            <text:p><text:span text:style-name="T1">Classifi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than Ronen</meta:initial-creator>
    <meta:creation-date>2014-10-07T15:15:42</meta:creation-date>
    <dc:date>2014-10-07T23:07:26</dc:date>
    <dc:creator>Jonathan Ronen</dc:creator>
    <meta:editing-duration>PT6H14M27S</meta:editing-duration>
    <meta:editing-cycles>15</meta:editing-cycles>
    <meta:generator>LibreOffice/3.5$Linux_X86_64 LibreOffice_project/350m1$Build-2</meta:generator>
    <meta:document-statistic meta:object-count="196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i>L</mi>
            </mrow>
            <mi>,</mi>
            <msub>
              <mi>w</mi>
              <mi>j</mi>
            </msub>
          </mrow>
          <mo stretchy="false">)</mo>
        </mrow>
        <mo stretchy="false">=</mo>
        <mi>P</mi>
      </mrow>
      <mrow>
        <mo stretchy="false">(</mo>
        <mrow>
          <mrow>
            <msub>
              <mi>w</mi>
              <mi>i</mi>
            </msub>
            <mo stretchy="false">∣</mo>
            <mi>L</mi>
          </mrow>
        </mrow>
        <mo stretchy="false">)</mo>
      </mrow>
    </mrow>
    <annotation encoding="StarMath 5.0">P(w_i divides L, w_j) = P(w_i divides L)</annotation>
  </semantics>
</math>
</file>

<file path=Object 10/content.xml><?xml version="1.0" encoding="utf-8"?>
<math xmlns="http://www.w3.org/1998/Math/MathML">
  <semantics>
    <mtable>
      <mtr>
        <mtd>
          <mrow>
            <mi>P</mi>
            <mrow>
              <mrow>
                <mo stretchy="false">(</mo>
                <mrow>
                  <mrow>
                    <mi>L</mi>
                    <mo stretchy="false">∣</mo>
                    <mstyle mathvariant="bold">
                      <mrow>
                        <mi>w</mi>
                      </mrow>
                    </mstyle>
                  </mrow>
                </mrow>
                <mo stretchy="false">)</mo>
              </mrow>
              <mo stretchy="false">∝</mo>
              <mi>P</mi>
            </mrow>
            <mrow>
              <mo stretchy="false">(</mo>
              <mrow>
                <mi>L</mi>
              </mrow>
              <mo stretchy="false">)</mo>
            </mrow>
            <mi>P</mi>
            <mrow>
              <mo stretchy="false">(</mo>
              <mrow>
                <mrow>
                  <mstyle mathvariant="bold">
                    <mrow>
                      <mi>w</mi>
                    </mrow>
                  </mstyle>
                  <mo stretchy="false">∣</mo>
                  <mi>L</mi>
                </mrow>
              </mrow>
              <mo stretchy="false">)</mo>
            </mrow>
          </mrow>
        </mtd>
      </mtr>
      <mtr>
        <mtd>
          <mrow>
            <mrow>
              <mphantom>
                <mstyle>
                  <mrow>
                    <mrow>
                      <mi>P</mi>
                      <mrow>
                        <mo stretchy="false">(</mo>
                        <mrow>
                          <mrow>
                            <mi>L</mi>
                            <mo stretchy="false">∣</mo>
                            <mstyle mathvariant="bold">
                              <mrow>
                                <mi>w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</mstyle>
              </mphantom>
              <mo stretchy="false">=</mo>
              <mi>P</mi>
            </mrow>
            <mrow>
              <mo stretchy="false">(</mo>
              <mrow>
                <mi>L</mi>
              </mrow>
              <mo stretchy="false">)</mo>
            </mrow>
            <mi>P</mi>
            <mrow>
              <mo stretchy="false">(</mo>
              <mrow>
                <msub>
                  <mi>w</mi>
                  <mn>1,</mn>
                </msub>
                <msub>
                  <mi>w</mi>
                  <mn>2,</mn>
                </msub>
                <mo stretchy="false">…</mo>
                <mrow>
                  <msub>
                    <mi>w</mi>
                    <mi>n</mi>
                  </msub>
                  <mo stretchy="false">∣</mo>
                  <mi>L</mi>
                </mrow>
              </mrow>
              <mo stretchy="false">)</mo>
            </mrow>
          </mrow>
        </mtd>
      </mtr>
      <mtr>
        <mtd>
          <mrow>
            <mrow>
              <mphantom>
                <mstyle>
                  <mrow>
                    <mrow>
                      <mi>P</mi>
                      <mrow>
                        <mo stretchy="false">(</mo>
                        <mrow>
                          <mrow>
                            <mi>L</mi>
                            <mo stretchy="false">∣</mo>
                            <mstyle mathvariant="bold">
                              <mrow>
                                <mi>w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</mstyle>
              </mphantom>
              <mo stretchy="false">=</mo>
              <mi>P</mi>
            </mrow>
            <mrow>
              <mo stretchy="false">(</mo>
              <mrow>
                <mi>L</mi>
              </mrow>
              <mo stretchy="false">)</mo>
            </mrow>
            <mi>P</mi>
            <mrow>
              <mo stretchy="false">(</mo>
              <mrow>
                <mrow>
                  <msub>
                    <mi>w</mi>
                    <mn>1</mn>
                  </msub>
                  <mo stretchy="false">∣</mo>
                  <mi>L</mi>
                </mrow>
              </mrow>
              <mo stretchy="false">)</mo>
            </mrow>
            <mi>P</mi>
            <mrow>
              <mo stretchy="false">(</mo>
              <mrow>
                <msub>
                  <mi>w</mi>
                  <mn>2,</mn>
                </msub>
                <msub>
                  <mi>w</mi>
                  <mn>3,</mn>
                </msub>
                <mo stretchy="false">…</mo>
                <mi>,</mi>
                <mrow>
                  <msub>
                    <mi>w</mi>
                    <mi>n</mi>
                  </msub>
                  <mo stretchy="false">∣</mo>
                  <mi>L</mi>
                </mrow>
                <mi>,</mi>
                <msub>
                  <mi>w</mi>
                  <mn>1</mn>
                </msub>
              </mrow>
              <mo stretchy="false">)</mo>
            </mrow>
          </mrow>
        </mtd>
      </mtr>
      <mtr>
        <mtd>
          <mrow/>
        </mtd>
      </mtr>
      <mtr>
        <mtd>
          <mrow/>
        </mtd>
      </mtr>
      <mtr>
        <mtd>
          <mrow>
            <mi>P</mi>
            <mrow>
              <mrow>
                <mo stretchy="false">(</mo>
                <mrow>
                  <mrow>
                    <mi>L</mi>
                    <mo stretchy="false">∣</mo>
                    <mstyle mathvariant="bold">
                      <mrow>
                        <mi>w</mi>
                      </mrow>
                    </mstyle>
                  </mrow>
                </mrow>
                <mo stretchy="false">)</mo>
              </mrow>
              <mo stretchy="false">∝</mo>
              <mi>P</mi>
            </mrow>
            <mrow>
              <mo stretchy="false">(</mo>
              <mrow>
                <mi>L</mi>
              </mrow>
              <mo stretchy="false">)</mo>
            </mrow>
            <mi>P</mi>
            <mrow>
              <mo stretchy="false">(</mo>
              <mrow>
                <mrow>
                  <msub>
                    <mi>w</mi>
                    <mrow>
                      <mn>1</mn>
                    </mrow>
                  </msub>
                  <mo stretchy="false">∣</mo>
                  <mi>L</mi>
                </mrow>
              </mrow>
              <mo stretchy="false">)</mo>
            </mrow>
            <mi>P</mi>
            <mrow>
              <mo stretchy="false">(</mo>
              <mrow>
                <mrow>
                  <msub>
                    <mi>w</mi>
                    <mrow>
                      <mn>2</mn>
                    </mrow>
                  </msub>
                  <mo stretchy="false">∣</mo>
                  <msub>
                    <mi>w</mi>
                    <mrow>
                      <mn>1</mn>
                    </mrow>
                  </msub>
                </mrow>
                <mi>,</mi>
                <mi>L</mi>
              </mrow>
              <mo stretchy="false">)</mo>
            </mrow>
            <mo stretchy="false">⋯</mo>
            <mi>P</mi>
            <mrow>
              <mo stretchy="false">(</mo>
              <mrow>
                <mrow>
                  <msub>
                    <mi>w</mi>
                    <mrow>
                      <mi>n</mi>
                    </mrow>
                  </msub>
                  <mo stretchy="false">∣</mo>
                  <msub>
                    <mi>w</mi>
                    <mrow>
                      <mn>1</mn>
                    </mrow>
                  </msub>
                </mrow>
                <mi>,</mi>
                <mo stretchy="false">…</mo>
                <mi>,</mi>
                <msub>
                  <mi>w</mi>
                  <mrow>
                    <mrow>
                      <mi>n</mi>
                      <mo stretchy="false">−</mo>
                      <mn>1</mn>
                    </mrow>
                  </mrow>
                </msub>
                <mi>,</mi>
                <mi>L</mi>
              </mrow>
              <mo stretchy="false">)</mo>
            </mrow>
          </mrow>
        </mtd>
      </mtr>
    </mtable>
    <annotation encoding="StarMath 5.0">alignl P(L divides bold w) prop P(L) P(bold w divides L) newline
alignl phantom{P(L divides bold w)} = P(L) P(w_1, w_2, dotslow w_n divides L) newline
alignl phantom{P(L divides bold w)} = P(L) P(w_1 divides L) P(w_2, w_3, dotslow, w_n divides L, w_1) newline newline newline
alignl P(L divides bold w) prop P(L) P(w_{1} divides L) P(w_{2} divides w_{1},L) dotsaxis  P(w_{n} divides w_{1}, dotslow, w_{n-1}, L)</annotation>
  </semantics>
</math>
</file>

<file path=Object 11/content.xml><?xml version="1.0" encoding="utf-8"?>
<math xmlns="http://www.w3.org/1998/Math/MathML">
  <semantics>
    <mrow>
      <mi>P</mi>
      <mrow>
        <mrow>
          <mo stretchy="false">(</mo>
          <mrow>
            <mrow>
              <mi>L</mi>
              <mo stretchy="false">∣</mo>
              <mstyle mathvariant="bold">
                <mrow>
                  <mi>w</mi>
                </mrow>
              </mstyle>
            </mrow>
          </mrow>
          <mo stretchy="false">)</mo>
        </mrow>
        <mo stretchy="false">∝</mo>
        <mi>P</mi>
      </mrow>
      <mrow>
        <mo stretchy="false">(</mo>
        <mrow>
          <mi>L</mi>
        </mrow>
        <mo stretchy="false">)</mo>
      </mrow>
      <mrow>
        <munderover>
          <mo stretchy="false">∏</mo>
          <mrow>
            <mrow>
              <mi>i</mi>
              <mo stretchy="false">=</mo>
              <mn>1</mn>
            </mrow>
          </mrow>
          <mrow>
            <mi>n</mi>
          </mrow>
        </munderover>
        <mi>P</mi>
      </mrow>
      <mrow>
        <mo stretchy="false">(</mo>
        <mrow>
          <mrow>
            <msub>
              <mi>w</mi>
              <mi>i</mi>
            </msub>
            <mo stretchy="false">∣</mo>
            <mi>L</mi>
          </mrow>
        </mrow>
        <mo stretchy="false">)</mo>
      </mrow>
    </mrow>
    <annotation encoding="StarMath 5.0">alignl P(L divides bold w) prop P(L) prod csub{i=1}  csup{n}    P(w_i divides L)</annotation>
  </semantics>
</math>
</file>

<file path=Object 12/content.xml><?xml version="1.0" encoding="utf-8"?>
<math xmlns="http://www.w3.org/1998/Math/MathML">
  <semantics>
    <mtable>
      <mtr>
        <mtd>
          <mrow>
            <mover accent="true">
              <mi>P</mi>
              <mo stretchy="false">̂</mo>
            </mover>
            <mrow>
              <mrow>
                <mo stretchy="false">(</mo>
                <mrow>
                  <mrow>
                    <mi>L</mi>
                    <mo stretchy="false">=</mo>
                    <mi mathvariant="italic">biebs</mi>
                  </mrow>
                </mrow>
                <mo stretchy="false">)</mo>
              </mrow>
              <mo stretchy="false">=</mo>
              <mfrac>
                <msub>
                  <mi>N</mi>
                  <mrow>
                    <mi mathvariant="italic">biebs</mi>
                  </mrow>
                </msub>
                <mi>N</mi>
              </mfrac>
            </mrow>
          </mrow>
        </mtd>
      </mtr>
      <mtr>
        <mtd>
          <mrow>
            <mover accent="true">
              <mi>P</mi>
              <mo stretchy="false">̂</mo>
            </mover>
            <mrow>
              <mrow>
                <mo stretchy="false">(</mo>
                <mrow>
                  <mrow>
                    <mi>L</mi>
                    <mo stretchy="false">=</mo>
                    <mi mathvariant="italic">ebola</mi>
                  </mrow>
                </mrow>
                <mo stretchy="false">)</mo>
              </mrow>
              <mo stretchy="false">=</mo>
              <mrow>
                <mn>1</mn>
                <mo stretchy="false">−</mo>
                <mi>P</mi>
              </mrow>
            </mrow>
            <mrow>
              <mo stretchy="false">(</mo>
              <mrow>
                <mrow>
                  <mi>L</mi>
                  <mo stretchy="false">=</mo>
                  <mi mathvariant="italic">biebs</mi>
                </mrow>
              </mrow>
              <mo stretchy="false">)</mo>
            </mrow>
          </mrow>
        </mtd>
      </mtr>
    </mtable>
    <annotation encoding="StarMath 5.0">alignl hat P(L=biebs) = N_{biebs} over N newline
alignl hat P(L=ebola) = 1 - P(L=biebs)</annotation>
  </semantics>
</math>
</file>

<file path=Object 13/content.xml><?xml version="1.0" encoding="utf-8"?>
<math xmlns="http://www.w3.org/1998/Math/MathML">
  <semantics>
    <mtable>
      <mtr>
        <mtd>
          <mrow>
            <mover accent="true">
              <mi>P</mi>
              <mo stretchy="false">̂</mo>
            </mover>
            <mrow>
              <mrow>
                <mo stretchy="false">(</mo>
                <mrow>
                  <mrow>
                    <mrow>
                      <mrow>
                        <msub>
                          <mi>w</mi>
                          <mi>i</mi>
                        </msub>
                        <mo stretchy="false">=</mo>
                        <mi mathvariant="italic">sexy</mi>
                      </mrow>
                      <mo stretchy="false">∣</mo>
                      <mi>L</mi>
                    </mrow>
                    <mo stretchy="false">=</mo>
                    <mi mathvariant="italic">biebs</mi>
                  </mrow>
                </mrow>
                <mo stretchy="false">)</mo>
              </mrow>
              <mo stretchy="false">=</mo>
              <mfrac>
                <msub>
                  <mi>N</mi>
                  <mrow>
                    <msub>
                      <mi mathvariant="italic">sexy</mi>
                      <mrow>
                        <mi mathvariant="italic">biebs</mi>
                      </mrow>
                    </msub>
                  </mrow>
                </msub>
                <msub>
                  <mi>N</mi>
                  <mi mathvariant="italic">biebs</mi>
                </msub>
              </mfrac>
            </mrow>
          </mrow>
        </mtd>
      </mtr>
      <mtr>
        <mtd>
          <mrow/>
        </mtd>
      </mtr>
    </mtable>
    <annotation encoding="StarMath 5.0">alignl hat P(w_i=sexy divides L=biebs) = N_{sexy_{biebs}} over N_biebs newline
</annotation>
  </semantics>
</math>
</file>

<file path=Object 14/content.xml><?xml version="1.0" encoding="utf-8"?>
<math xmlns="http://www.w3.org/1998/Math/MathML">
  <semantics>
    <mrow>
      <mi>P</mi>
      <mrow>
        <mrow>
          <mo stretchy="false">(</mo>
          <mrow>
            <mrow>
              <mi>L</mi>
              <mo stretchy="false">∣</mo>
              <mstyle mathvariant="bold">
                <mrow>
                  <mi>w</mi>
                </mrow>
              </mstyle>
            </mrow>
          </mrow>
          <mo stretchy="false">)</mo>
        </mrow>
        <mo stretchy="false">∝</mo>
        <mi>P</mi>
      </mrow>
      <mrow>
        <mo stretchy="false">(</mo>
        <mrow>
          <mi>L</mi>
        </mrow>
        <mo stretchy="false">)</mo>
      </mrow>
      <mrow>
        <munderover>
          <mo stretchy="false">∏</mo>
          <mrow>
            <mrow>
              <mi>i</mi>
              <mo stretchy="false">=</mo>
              <mn>1</mn>
            </mrow>
          </mrow>
          <mrow>
            <mi>n</mi>
          </mrow>
        </munderover>
        <mi>P</mi>
      </mrow>
      <mrow>
        <mo stretchy="false">(</mo>
        <mrow>
          <mrow>
            <msub>
              <mi>w</mi>
              <mi>i</mi>
            </msub>
            <mo stretchy="false">∣</mo>
            <mi>L</mi>
          </mrow>
        </mrow>
        <mo stretchy="false">)</mo>
      </mrow>
    </mrow>
    <annotation encoding="StarMath 5.0">alignl P(L divides bold w) prop P(L) prod csub{i=1}  csup{n}    P(w_i divides L)</annotation>
  </semantics>
</math>
</file>

<file path=Object 15/content.xml><?xml version="1.0" encoding="utf-8"?>
<math xmlns="http://www.w3.org/1998/Math/MathML">
  <semantics>
    <mrow>
      <mi>P</mi>
      <mrow>
        <mrow>
          <mo stretchy="false">(</mo>
          <mrow>
            <mrow>
              <mi>L</mi>
              <mo stretchy="false">∣</mo>
              <mstyle mathvariant="bold">
                <mrow>
                  <mi>w</mi>
                </mrow>
              </mstyle>
            </mrow>
          </mrow>
          <mo stretchy="false">)</mo>
        </mrow>
        <mo stretchy="false">∝</mo>
        <mi>P</mi>
      </mrow>
      <mrow>
        <mo stretchy="false">(</mo>
        <mrow>
          <mi>L</mi>
        </mrow>
        <mo stretchy="false">)</mo>
      </mrow>
      <mrow>
        <munderover>
          <mo stretchy="false">∏</mo>
          <mrow>
            <mrow>
              <mi>i</mi>
              <mo stretchy="false">=</mo>
              <mn>1</mn>
            </mrow>
          </mrow>
          <mrow>
            <mi>n</mi>
          </mrow>
        </munderover>
        <mi>P</mi>
      </mrow>
      <mrow>
        <mo stretchy="false">(</mo>
        <mrow>
          <mrow>
            <msub>
              <mi>w</mi>
              <mi>i</mi>
            </msub>
            <mo stretchy="false">∣</mo>
            <mi>L</mi>
          </mrow>
        </mrow>
        <mo stretchy="false">)</mo>
      </mrow>
    </mrow>
    <annotation encoding="StarMath 5.0">alignl P(L divides bold w) prop P(L) prod csub{i=1}  csup{n}    P(w_i divides L)</annotation>
  </semantics>
</math>
</file>

<file path=Object 16/content.xml><?xml version="1.0" encoding="utf-8"?>
<math xmlns="http://www.w3.org/1998/Math/MathML">
  <semantics>
    <mrow>
      <mrow>
        <mover accent="true">
          <mi>l</mi>
          <mo stretchy="false">̂</mo>
        </mover>
        <mo stretchy="false">=</mo>
        <munder>
          <mi mathvariant="italic">argmax</mi>
          <mrow>
            <mi>c</mi>
          </mrow>
        </munder>
      </mrow>
      <mi>P</mi>
      <mrow>
        <mo stretchy="false">(</mo>
        <mrow>
          <mrow>
            <mrow>
              <mi>L</mi>
              <mo stretchy="false">=</mo>
              <mi>c</mi>
            </mrow>
            <mo stretchy="false">∣</mo>
            <mstyle mathvariant="bold">
              <mrow>
                <mi>w</mi>
              </mrow>
            </mstyle>
          </mrow>
        </mrow>
        <mo stretchy="false">)</mo>
      </mrow>
    </mrow>
    <annotation encoding="StarMath 5.0">hat l = argmax csub{c} P(L=c divides bold w)</annotation>
  </semantics>
</math>
</file>

<file path=Object 2/content.xml><?xml version="1.0" encoding="utf-8"?>
<math xmlns="http://www.w3.org/1998/Math/MathML">
  <semantics>
    <mrow>
      <mi>P</mi>
      <mrow>
        <mrow>
          <mo stretchy="false">(</mo>
          <mrow>
            <mrow>
              <mi>L</mi>
              <mo stretchy="false">∣</mo>
              <mstyle mathvariant="bold">
                <mrow>
                  <mi>w</mi>
                </mrow>
              </mstyle>
            </mrow>
          </mrow>
          <mo stretchy="false">)</mo>
        </mrow>
        <mo stretchy="false">=</mo>
        <mfrac>
          <mrow>
            <mi>P</mi>
            <mrow>
              <mo stretchy="false">(</mo>
              <mrow>
                <mi>L</mi>
              </mrow>
              <mo stretchy="false">)</mo>
            </mrow>
            <mi>P</mi>
            <mrow>
              <mo stretchy="false">(</mo>
              <mrow>
                <mrow>
                  <mstyle mathvariant="bold">
                    <mrow>
                      <mi>w</mi>
                    </mrow>
                  </mstyle>
                  <mo stretchy="false">∣</mo>
                  <mi>L</mi>
                </mrow>
              </mrow>
              <mo stretchy="false">)</mo>
            </mrow>
          </mrow>
          <mrow>
            <mi>P</mi>
            <mrow>
              <mo stretchy="false">(</mo>
              <mrow>
                <mstyle mathvariant="bold">
                  <mrow>
                    <mi>w</mi>
                  </mrow>
                </mstyle>
              </mrow>
              <mo stretchy="false">)</mo>
            </mrow>
          </mrow>
        </mfrac>
      </mrow>
    </mrow>
    <annotation encoding="StarMath 5.0">P(L divides bold w) = {P(L) P(bold w divides L)} over {P(bold w)} </annotation>
  </semantics>
</math>
</file>

<file path=Object 20/content.xml><?xml version="1.0" encoding="utf-8"?>
<math xmlns="http://www.w3.org/1998/Math/MathML">
  <semantics>
    <mtable>
      <mtr>
        <mtd>
          <mrow>
            <mover accent="true">
              <mi>P</mi>
              <mo stretchy="false">̂</mo>
            </mover>
            <mrow>
              <mrow>
                <mo stretchy="false">(</mo>
                <mrow>
                  <mrow>
                    <mrow>
                      <mrow>
                        <msub>
                          <mi>w</mi>
                          <mi>i</mi>
                        </msub>
                        <mo stretchy="false">=</mo>
                        <mi mathvariant="italic">sexy</mi>
                      </mrow>
                      <mo stretchy="false">∣</mo>
                      <mi>L</mi>
                    </mrow>
                    <mo stretchy="false">=</mo>
                    <mi mathvariant="italic">biebs</mi>
                  </mrow>
                </mrow>
                <mo stretchy="false">)</mo>
              </mrow>
              <mo stretchy="false">=</mo>
              <mfrac>
                <msub>
                  <mi>N</mi>
                  <mrow>
                    <msub>
                      <mi mathvariant="italic">sexy</mi>
                      <mrow>
                        <mi mathvariant="italic">biebs</mi>
                      </mrow>
                    </msub>
                  </mrow>
                </msub>
                <msub>
                  <mi>N</mi>
                  <mi mathvariant="italic">biebs</mi>
                </msub>
              </mfrac>
            </mrow>
          </mrow>
        </mtd>
      </mtr>
      <mtr>
        <mtd>
          <mrow/>
        </mtd>
      </mtr>
    </mtable>
    <annotation encoding="StarMath 5.0">alignl hat P(w_i=sexy divides L=biebs) = N_{sexy_{biebs}} over N_biebs newline
</annotation>
  </semantics>
</math>
</file>

<file path=Object 21/content.xml><?xml version="1.0" encoding="utf-8"?>
<math xmlns="http://www.w3.org/1998/Math/MathML">
  <semantics>
    <mtable>
      <mtr>
        <mtd>
          <mrow>
            <mover accent="true">
              <mi>P</mi>
              <mo stretchy="false">̂</mo>
            </mover>
            <mrow>
              <mrow>
                <mo stretchy="false">(</mo>
                <mrow>
                  <mrow>
                    <mrow>
                      <mrow>
                        <msub>
                          <mi>w</mi>
                          <mi>i</mi>
                        </msub>
                        <mo stretchy="false">=</mo>
                        <mi mathvariant="italic">sexy</mi>
                      </mrow>
                      <mo stretchy="false">∣</mo>
                      <mi>L</mi>
                    </mrow>
                    <mo stretchy="false">=</mo>
                    <mi mathvariant="italic">biebs</mi>
                  </mrow>
                </mrow>
                <mo stretchy="false">)</mo>
              </mrow>
              <mo stretchy="false">=</mo>
              <mfrac>
                <msub>
                  <mi>N</mi>
                  <mrow>
                    <msub>
                      <mi mathvariant="italic">sexy</mi>
                      <mrow>
                        <mi mathvariant="italic">biebs</mi>
                      </mrow>
                    </msub>
                  </mrow>
                </msub>
                <msub>
                  <mi>N</mi>
                  <mi mathvariant="italic">biebs</mi>
                </msub>
              </mfrac>
            </mrow>
          </mrow>
        </mtd>
      </mtr>
      <mtr>
        <mtd>
          <mrow/>
        </mtd>
      </mtr>
    </mtable>
    <annotation encoding="StarMath 5.0">alignl hat P(w_i=sexy divides L=biebs) = N_{sexy_{biebs}} over N_biebs newline
</annotation>
  </semantics>
</math>
</file>

<file path=Object 22/content.xml><?xml version="1.0" encoding="utf-8"?>
<math xmlns="http://www.w3.org/1998/Math/MathML">
  <semantics>
    <mrow>
      <mover accent="true">
        <mi>P</mi>
        <mo stretchy="false">̂</mo>
      </mover>
      <mrow>
        <mrow>
          <mrow>
            <mo stretchy="false">(</mo>
            <mrow>
              <mrow>
                <mrow>
                  <mrow>
                    <msub>
                      <mi>w</mi>
                      <mi>i</mi>
                    </msub>
                    <mo stretchy="false">=</mo>
                    <mi mathvariant="italic">sexy</mi>
                  </mrow>
                  <mo stretchy="false">∣</mo>
                  <mi>L</mi>
                </mrow>
                <mo stretchy="false">=</mo>
                <mi mathvariant="italic">biebs</mi>
              </mrow>
            </mrow>
            <mo stretchy="false">)</mo>
          </mrow>
          <mo stretchy="false">=</mo>
          <mfrac>
            <mn>0</mn>
            <mi>V</mi>
          </mfrac>
        </mrow>
        <mo stretchy="false">=</mo>
        <mn>0</mn>
      </mrow>
    </mrow>
    <annotation encoding="StarMath 5.0">alignl hat P(w_i=sexy divides L=biebs) = 0 over V = 0
</annotation>
  </semantics>
</math>
</file>

<file path=Object 24/content.xml><?xml version="1.0" encoding="utf-8"?>
<math xmlns="http://www.w3.org/1998/Math/MathML">
  <semantics>
    <mtable>
      <mtr>
        <mtd>
          <mrow>
            <mover accent="true">
              <mi>P</mi>
              <mo stretchy="false">̂</mo>
            </mover>
            <mrow>
              <mrow>
                <mo stretchy="false">(</mo>
                <mrow>
                  <mrow>
                    <mrow>
                      <mrow>
                        <msub>
                          <mi>w</mi>
                          <mi>i</mi>
                        </msub>
                        <mo stretchy="false">=</mo>
                        <mi mathvariant="italic">sexy</mi>
                      </mrow>
                      <mo stretchy="false">∣</mo>
                      <mi>L</mi>
                    </mrow>
                    <mo stretchy="false">=</mo>
                    <mi mathvariant="italic">biebs</mi>
                  </mrow>
                </mrow>
                <mo stretchy="false">)</mo>
              </mrow>
              <mo stretchy="false">=</mo>
              <mfrac>
                <msub>
                  <mi>N</mi>
                  <mrow>
                    <msub>
                      <mi mathvariant="italic">sexy</mi>
                      <mrow>
                        <mi mathvariant="italic">biebs</mi>
                      </mrow>
                    </msub>
                  </mrow>
                </msub>
                <msub>
                  <mi>N</mi>
                  <mi mathvariant="italic">biebs</mi>
                </msub>
              </mfrac>
            </mrow>
          </mrow>
        </mtd>
      </mtr>
      <mtr>
        <mtd>
          <mrow/>
        </mtd>
      </mtr>
    </mtable>
    <annotation encoding="StarMath 5.0">alignl hat P(w_i=sexy divides L=biebs) = N_{sexy_{biebs}} over N_biebs newline
</annotation>
  </semantics>
</math>
</file>

<file path=Object 25/content.xml><?xml version="1.0" encoding="utf-8"?>
<math xmlns="http://www.w3.org/1998/Math/MathML">
  <semantics>
    <mtable>
      <mtr>
        <mtd>
          <mrow>
            <mover accent="true">
              <mi>P</mi>
              <mo stretchy="false">̂</mo>
            </mover>
            <mrow>
              <mrow>
                <mo stretchy="false">(</mo>
                <mrow>
                  <mrow>
                    <mrow>
                      <mrow>
                        <msub>
                          <mi>w</mi>
                          <mi>i</mi>
                        </msub>
                        <mo stretchy="false">=</mo>
                        <mi mathvariant="italic">sexy</mi>
                      </mrow>
                      <mo stretchy="false">∣</mo>
                      <mi>L</mi>
                    </mrow>
                    <mo stretchy="false">=</mo>
                    <mi mathvariant="italic">biebs</mi>
                  </mrow>
                </mrow>
                <mo stretchy="false">)</mo>
              </mrow>
              <mo stretchy="false">=</mo>
              <mfrac>
                <mrow>
                  <mrow>
                    <msub>
                      <mi>N</mi>
                      <mrow>
                        <msub>
                          <mi mathvariant="italic">sexy</mi>
                          <mrow>
                            <mi mathvariant="italic">biebs</mi>
                          </mrow>
                        </msub>
                      </mrow>
                    </msub>
                    <mo stretchy="false">+</mo>
                    <mo stretchy="false">α</mo>
                  </mrow>
                </mrow>
                <mrow>
                  <mrow>
                    <msub>
                      <mi>N</mi>
                      <mi mathvariant="italic">biebs</mi>
                    </msub>
                    <mo stretchy="false">+</mo>
                    <mo stretchy="false">α</mo>
                  </mrow>
                  <mi>V</mi>
                </mrow>
              </mfrac>
            </mrow>
          </mrow>
        </mtd>
      </mtr>
      <mtr>
        <mtd>
          <mrow/>
        </mtd>
      </mtr>
    </mtable>
    <annotation encoding="StarMath 5.0">alignl hat P(w_i=sexy divides L=biebs) = {N_{sexy_{biebs}}+%alpha} over {N_biebs+%alpha V} newline
</annotation>
  </semantics>
</math>
</file>

<file path=Object 26/content.xml><?xml version="1.0" encoding="utf-8"?>
<math xmlns="http://www.w3.org/1998/Math/MathML">
  <semantics>
    <mtable>
      <mtr>
        <mtd>
          <mrow>
            <mover accent="true">
              <mi>P</mi>
              <mo stretchy="false">̂</mo>
            </mover>
            <mrow>
              <mrow>
                <mo stretchy="false">(</mo>
                <mrow>
                  <mrow>
                    <mrow>
                      <mrow>
                        <msub>
                          <mi>w</mi>
                          <mi>i</mi>
                        </msub>
                        <mo stretchy="false">=</mo>
                        <mi mathvariant="italic">sexy</mi>
                      </mrow>
                      <mo stretchy="false">∣</mo>
                      <mi>L</mi>
                    </mrow>
                    <mo stretchy="false">=</mo>
                    <mi mathvariant="italic">biebs</mi>
                  </mrow>
                </mrow>
                <mo stretchy="false">)</mo>
              </mrow>
              <mo stretchy="false">=</mo>
              <mfrac>
                <msub>
                  <mi>N</mi>
                  <mrow>
                    <msub>
                      <mi mathvariant="italic">sexy</mi>
                      <mrow>
                        <mi mathvariant="italic">biebs</mi>
                      </mrow>
                    </msub>
                  </mrow>
                </msub>
                <msub>
                  <mi>N</mi>
                  <mi mathvariant="italic">biebs</mi>
                </msub>
              </mfrac>
            </mrow>
          </mrow>
        </mtd>
      </mtr>
      <mtr>
        <mtd>
          <mrow/>
        </mtd>
      </mtr>
    </mtable>
    <annotation encoding="StarMath 5.0">alignl hat P(w_i=sexy divides L=biebs) = N_{sexy_{biebs}} over N_biebs newline
</annotation>
  </semantics>
</math>
</file>

<file path=Object 27/content.xml><?xml version="1.0" encoding="utf-8"?>
<math xmlns="http://www.w3.org/1998/Math/MathML">
  <semantics>
    <mrow>
      <mover accent="true">
        <mi>P</mi>
        <mo stretchy="false">̂</mo>
      </mover>
      <mrow>
        <mrow>
          <mrow>
            <mo stretchy="false">(</mo>
            <mrow>
              <mrow>
                <mrow>
                  <mrow>
                    <msub>
                      <mi>w</mi>
                      <mi>i</mi>
                    </msub>
                    <mo stretchy="false">=</mo>
                    <mi mathvariant="italic">sexy</mi>
                  </mrow>
                  <mo stretchy="false">∣</mo>
                  <mi>L</mi>
                </mrow>
                <mo stretchy="false">=</mo>
                <mi mathvariant="italic">biebs</mi>
              </mrow>
            </mrow>
            <mo stretchy="false">)</mo>
          </mrow>
          <mo stretchy="false">=</mo>
          <mfrac>
            <mn>0</mn>
            <mi>V</mi>
          </mfrac>
        </mrow>
        <mo stretchy="false">=</mo>
        <mn>0</mn>
      </mrow>
    </mrow>
    <annotation encoding="StarMath 5.0">alignl hat P(w_i=sexy divides L=biebs) = 0 over V = 0
</annotation>
  </semantics>
</math>
</file>

<file path=Object 28/content.xml><?xml version="1.0" encoding="utf-8"?>
<math xmlns="http://www.w3.org/1998/Math/MathML">
  <semantics>
    <mrow>
      <mi>P</mi>
      <mrow>
        <mrow>
          <mo stretchy="false">(</mo>
          <mrow>
            <mrow>
              <mi>L</mi>
              <mo stretchy="false">∣</mo>
              <mstyle mathvariant="bold">
                <mrow>
                  <mi>w</mi>
                </mrow>
              </mstyle>
            </mrow>
          </mrow>
          <mo stretchy="false">)</mo>
        </mrow>
        <mo stretchy="false">∝</mo>
        <mi>P</mi>
      </mrow>
      <mrow>
        <mo stretchy="false">(</mo>
        <mrow>
          <mi>L</mi>
        </mrow>
        <mo stretchy="false">)</mo>
      </mrow>
      <mrow>
        <munderover>
          <mo stretchy="false">∏</mo>
          <mrow>
            <mrow>
              <mi>i</mi>
              <mo stretchy="false">=</mo>
              <mn>1</mn>
            </mrow>
          </mrow>
          <mrow>
            <mi>n</mi>
          </mrow>
        </munderover>
        <mi>P</mi>
      </mrow>
      <mrow>
        <mrow>
          <mo stretchy="false">(</mo>
          <mrow>
            <mrow>
              <msub>
                <mi>w</mi>
                <mi>i</mi>
              </msub>
              <mo stretchy="false">∣</mo>
              <mi>L</mi>
            </mrow>
          </mrow>
          <mo stretchy="false">)</mo>
        </mrow>
        <mo stretchy="false">=</mo>
        <mn>0</mn>
      </mrow>
    </mrow>
    <annotation encoding="StarMath 5.0">alignl P(L divides bold w) prop P(L) prod csub{i=1}  csup{n}    P(w_i divides L) = 0</annotation>
  </semantics>
</math>
</file>

<file path=Object 3/content.xml><?xml version="1.0" encoding="utf-8"?>
<math xmlns="http://www.w3.org/1998/Math/MathML">
  <semantics>
    <mtable>
      <mtr>
        <mtd>
          <mrow>
            <mi>P</mi>
            <mrow>
              <mrow>
                <mo stretchy="false">(</mo>
                <mrow>
                  <mrow>
                    <mi>L</mi>
                    <mo stretchy="false">∣</mo>
                    <mstyle mathvariant="bold">
                      <mrow>
                        <mi>w</mi>
                      </mrow>
                    </mstyle>
                  </mrow>
                </mrow>
                <mo stretchy="false">)</mo>
              </mrow>
              <mo stretchy="false">=</mo>
              <mfrac>
                <mrow>
                  <mi>P</mi>
                  <mrow>
                    <mo stretchy="false">(</mo>
                    <mrow>
                      <mi>L</mi>
                    </mrow>
                    <mo stretchy="false">)</mo>
                  </mrow>
                  <mi>P</mi>
                  <mrow>
                    <mo stretchy="false">(</mo>
                    <mrow>
                      <mrow>
                        <mstyle mathvariant="bold">
                          <mrow>
                            <mi>w</mi>
                          </mrow>
                        </mstyle>
                        <mo stretchy="false">∣</mo>
                        <mi>L</mi>
                      </mrow>
                    </mrow>
                    <mo stretchy="false">)</mo>
                  </mrow>
                </mrow>
                <mrow>
                  <mi>P</mi>
                  <mrow>
                    <mo stretchy="false">(</mo>
                    <mrow>
                      <mstyle mathvariant="bold">
                        <mrow>
                          <mi>w</mi>
                        </mrow>
                      </mstyle>
                    </mrow>
                    <mo stretchy="false">)</mo>
                  </mrow>
                </mrow>
              </mfrac>
            </mrow>
          </mrow>
        </mtd>
      </mtr>
      <mtr>
        <mtd>
          <mrow/>
        </mtd>
      </mtr>
      <mtr>
        <mtd>
          <mrow>
            <mi>P</mi>
            <mrow>
              <mrow>
                <mo stretchy="false">(</mo>
                <mrow>
                  <mrow>
                    <mi>L</mi>
                    <mo stretchy="false">∣</mo>
                    <mstyle mathvariant="bold">
                      <mrow>
                        <mi>w</mi>
                      </mrow>
                    </mstyle>
                  </mrow>
                </mrow>
                <mo stretchy="false">)</mo>
              </mrow>
              <mo stretchy="false">∝</mo>
              <mi>P</mi>
            </mrow>
            <mrow>
              <mo stretchy="false">(</mo>
              <mrow>
                <mi>L</mi>
              </mrow>
              <mo stretchy="false">)</mo>
            </mrow>
            <mi>P</mi>
            <mrow>
              <mo stretchy="false">(</mo>
              <mrow>
                <mrow>
                  <mstyle mathvariant="bold">
                    <mrow>
                      <mi>w</mi>
                    </mrow>
                  </mstyle>
                  <mo stretchy="false">∣</mo>
                  <mi>L</mi>
                </mrow>
              </mrow>
              <mo stretchy="false">)</mo>
            </mrow>
          </mrow>
        </mtd>
      </mtr>
    </mtable>
    <annotation encoding="StarMath 5.0">P(L divides bold w) = {P(L) P(bold w divides L)} over {P(bold w)} newline newline
P(L divides bold w) prop P(L) P(bold w divides L)</annotation>
  </semantics>
</math>
</file>

<file path=Object 4/content.xml><?xml version="1.0" encoding="utf-8"?>
<math xmlns="http://www.w3.org/1998/Math/MathML">
  <semantics>
    <mtable>
      <mtr>
        <mtd>
          <mrow>
            <mi>P</mi>
            <mrow>
              <mrow>
                <mo stretchy="false">(</mo>
                <mrow>
                  <mrow>
                    <mi>L</mi>
                    <mo stretchy="false">∣</mo>
                    <mstyle mathvariant="bold">
                      <mrow>
                        <mi>w</mi>
                      </mrow>
                    </mstyle>
                  </mrow>
                </mrow>
                <mo stretchy="false">)</mo>
              </mrow>
              <mo stretchy="false">∝</mo>
              <mi>P</mi>
            </mrow>
            <mrow>
              <mo stretchy="false">(</mo>
              <mrow>
                <mi>L</mi>
              </mrow>
              <mo stretchy="false">)</mo>
            </mrow>
            <mi>P</mi>
            <mrow>
              <mo stretchy="false">(</mo>
              <mrow>
                <mrow>
                  <mstyle mathvariant="bold">
                    <mrow>
                      <mi>w</mi>
                    </mrow>
                  </mstyle>
                  <mo stretchy="false">∣</mo>
                  <mi>L</mi>
                </mrow>
              </mrow>
              <mo stretchy="false">)</mo>
            </mrow>
          </mrow>
        </mtd>
      </mtr>
      <mtr>
        <mtd>
          <mrow>
            <mrow>
              <mphantom>
                <mstyle>
                  <mrow>
                    <mrow>
                      <mi>P</mi>
                      <mrow>
                        <mo stretchy="false">(</mo>
                        <mrow>
                          <mrow>
                            <mi>L</mi>
                            <mo stretchy="false">∣</mo>
                            <mstyle mathvariant="bold">
                              <mrow>
                                <mi>w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</mstyle>
              </mphantom>
              <mo stretchy="false">=</mo>
              <mi>P</mi>
            </mrow>
            <mrow>
              <mo stretchy="false">(</mo>
              <mrow>
                <mi>L</mi>
              </mrow>
              <mo stretchy="false">)</mo>
            </mrow>
            <mi>P</mi>
            <mrow>
              <mo stretchy="false">(</mo>
              <mrow>
                <msub>
                  <mi>w</mi>
                  <mn>1,</mn>
                </msub>
                <msub>
                  <mi>w</mi>
                  <mn>2,</mn>
                </msub>
                <mo stretchy="false">…</mo>
                <mrow>
                  <msub>
                    <mi>w</mi>
                    <mi>n</mi>
                  </msub>
                  <mo stretchy="false">∣</mo>
                  <mi>L</mi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alignl P(L divides bold w) prop P(L) P(bold w divides L) newline
alignl phantom{P(L divides bold w)} = P(L) P(w_1, w_2, dotslow w_n divides L) newline
</annotation>
  </semantics>
</math>
</file>

<file path=Object 5/content.xml><?xml version="1.0" encoding="utf-8"?>
<math xmlns="http://www.w3.org/1998/Math/MathML">
  <semantics>
    <mtable>
      <mtr>
        <mtd>
          <mrow>
            <mi>P</mi>
            <mrow>
              <mrow>
                <mo stretchy="false">(</mo>
                <mrow>
                  <mrow>
                    <mi>L</mi>
                    <mo stretchy="false">∣</mo>
                    <mstyle mathvariant="bold">
                      <mrow>
                        <mi>w</mi>
                      </mrow>
                    </mstyle>
                  </mrow>
                </mrow>
                <mo stretchy="false">)</mo>
              </mrow>
              <mo stretchy="false">∝</mo>
              <mi>P</mi>
            </mrow>
            <mrow>
              <mo stretchy="false">(</mo>
              <mrow>
                <mi>L</mi>
              </mrow>
              <mo stretchy="false">)</mo>
            </mrow>
            <mi>P</mi>
            <mrow>
              <mo stretchy="false">(</mo>
              <mrow>
                <mrow>
                  <mstyle mathvariant="bold">
                    <mrow>
                      <mi>w</mi>
                    </mrow>
                  </mstyle>
                  <mo stretchy="false">∣</mo>
                  <mi>L</mi>
                </mrow>
              </mrow>
              <mo stretchy="false">)</mo>
            </mrow>
          </mrow>
        </mtd>
      </mtr>
      <mtr>
        <mtd>
          <mrow>
            <mrow>
              <mphantom>
                <mstyle>
                  <mrow>
                    <mrow>
                      <mi>P</mi>
                      <mrow>
                        <mo stretchy="false">(</mo>
                        <mrow>
                          <mrow>
                            <mi>L</mi>
                            <mo stretchy="false">∣</mo>
                            <mstyle mathvariant="bold">
                              <mrow>
                                <mi>w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</mstyle>
              </mphantom>
              <mo stretchy="false">=</mo>
              <mi>P</mi>
            </mrow>
            <mrow>
              <mo stretchy="false">(</mo>
              <mrow>
                <mi>L</mi>
              </mrow>
              <mo stretchy="false">)</mo>
            </mrow>
            <mi>P</mi>
            <mrow>
              <mo stretchy="false">(</mo>
              <mrow>
                <msub>
                  <mi>w</mi>
                  <mn>1,</mn>
                </msub>
                <msub>
                  <mi>w</mi>
                  <mn>2,</mn>
                </msub>
                <mo stretchy="false">…</mo>
                <mrow>
                  <msub>
                    <mi>w</mi>
                    <mi>n</mi>
                  </msub>
                  <mo stretchy="false">∣</mo>
                  <mi>L</mi>
                </mrow>
              </mrow>
              <mo stretchy="false">)</mo>
            </mrow>
          </mrow>
        </mtd>
      </mtr>
      <mtr>
        <mtd>
          <mrow>
            <mrow>
              <mphantom>
                <mstyle>
                  <mrow>
                    <mrow>
                      <mi>P</mi>
                      <mrow>
                        <mo stretchy="false">(</mo>
                        <mrow>
                          <mrow>
                            <mi>L</mi>
                            <mo stretchy="false">∣</mo>
                            <mstyle mathvariant="bold">
                              <mrow>
                                <mi>w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</mstyle>
              </mphantom>
              <mo stretchy="false">=</mo>
              <mi>P</mi>
            </mrow>
            <mrow>
              <mo stretchy="false">(</mo>
              <mrow>
                <mi>L</mi>
              </mrow>
              <mo stretchy="false">)</mo>
            </mrow>
            <mi>P</mi>
            <mrow>
              <mo stretchy="false">(</mo>
              <mrow>
                <mrow>
                  <msub>
                    <mi>w</mi>
                    <mn>1</mn>
                  </msub>
                  <mo stretchy="false">∣</mo>
                  <mi>L</mi>
                </mrow>
              </mrow>
              <mo stretchy="false">)</mo>
            </mrow>
            <mi>P</mi>
            <mrow>
              <mo stretchy="false">(</mo>
              <mrow>
                <msub>
                  <mi>w</mi>
                  <mn>2,</mn>
                </msub>
                <msub>
                  <mi>w</mi>
                  <mn>3,</mn>
                </msub>
                <mo stretchy="false">…</mo>
                <mi>,</mi>
                <mrow>
                  <msub>
                    <mi>w</mi>
                    <mi>n</mi>
                  </msub>
                  <mo stretchy="false">∣</mo>
                  <mi>L</mi>
                </mrow>
                <mi>,</mi>
                <msub>
                  <mi>w</mi>
                  <mn>1</mn>
                </msub>
              </mrow>
              <mo stretchy="false">)</mo>
            </mrow>
          </mrow>
        </mtd>
      </mtr>
    </mtable>
    <annotation encoding="StarMath 5.0">alignl P(L divides bold w) prop P(L) P(bold w divides L) newline
alignl phantom{P(L divides bold w)} = P(L) P(w_1, w_2, dotslow w_n divides L) newline
alignl phantom{P(L divides bold w)} = P(L) P(w_1 divides L) P(w_2, w_3, dotslow, w_n divides L, w_1)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row>
              <mi>L</mi>
              <mo stretchy="false">∣</mo>
              <mstyle mathvariant="bold">
                <mrow>
                  <mi>w</mi>
                </mrow>
              </mstyle>
            </mrow>
          </mrow>
          <mo stretchy="false">)</mo>
        </mrow>
        <mo stretchy="false">∝</mo>
        <mi>P</mi>
      </mrow>
      <mrow>
        <mo stretchy="false">(</mo>
        <mrow>
          <mi>L</mi>
        </mrow>
        <mo stretchy="false">)</mo>
      </mrow>
      <mrow>
        <munderover>
          <mo stretchy="false">∏</mo>
          <mrow>
            <mrow>
              <mi>i</mi>
              <mo stretchy="false">=</mo>
              <mn>1</mn>
            </mrow>
          </mrow>
          <mrow>
            <mi>n</mi>
          </mrow>
        </munderover>
        <mi>P</mi>
      </mrow>
      <mrow>
        <mo stretchy="false">(</mo>
        <mrow>
          <mrow>
            <msub>
              <mi>w</mi>
              <mi>i</mi>
            </msub>
            <mo stretchy="false">∣</mo>
            <mi>L</mi>
          </mrow>
        </mrow>
        <mo stretchy="false">)</mo>
      </mrow>
    </mrow>
    <annotation encoding="StarMath 5.0">alignl P(L divides bold w) prop P(L) prod csub{i=1}  csup{n}    P(w_i divides L)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row>
            <mrow>
              <mi>L</mi>
              <mo stretchy="false">∣</mo>
              <mstyle mathvariant="bold">
                <mrow>
                  <mi>w</mi>
                </mrow>
              </mstyle>
            </mrow>
          </mrow>
          <mo stretchy="false">)</mo>
        </mrow>
        <mo stretchy="false">∝</mo>
        <mi>P</mi>
      </mrow>
      <mrow>
        <mo stretchy="false">(</mo>
        <mrow>
          <mi>L</mi>
        </mrow>
        <mo stretchy="false">)</mo>
      </mrow>
      <mi>P</mi>
      <mrow>
        <mo stretchy="false">(</mo>
        <mrow>
          <mrow>
            <msub>
              <mi>w</mi>
              <mrow>
                <mn>1</mn>
              </mrow>
            </msub>
            <mo stretchy="false">∣</mo>
            <mi>L</mi>
          </mrow>
        </mrow>
        <mo stretchy="false">)</mo>
      </mrow>
      <mi>P</mi>
      <mrow>
        <mo stretchy="false">(</mo>
        <mrow>
          <mrow>
            <msub>
              <mi>w</mi>
              <mrow>
                <mn>2</mn>
              </mrow>
            </msub>
            <mo stretchy="false">∣</mo>
            <msub>
              <mi>w</mi>
              <mrow>
                <mn>1</mn>
              </mrow>
            </msub>
          </mrow>
          <mi>,</mi>
          <mi>L</mi>
        </mrow>
        <mo stretchy="false">)</mo>
      </mrow>
      <mo stretchy="false">⋯</mo>
      <mi>P</mi>
      <mrow>
        <mo stretchy="false">(</mo>
        <mrow>
          <mrow>
            <msub>
              <mi>w</mi>
              <mrow>
                <mi>n</mi>
              </mrow>
            </msub>
            <mo stretchy="false">∣</mo>
            <msub>
              <mi>w</mi>
              <mrow>
                <mn>1</mn>
              </mrow>
            </msub>
          </mrow>
          <mi>,</mi>
          <mo stretchy="false">…</mo>
          <mi>,</mi>
          <msub>
            <mi>w</mi>
            <mrow>
              <mrow>
                <mi>n</mi>
                <mo stretchy="false">−</mo>
                <mn>1</mn>
              </mrow>
            </mrow>
          </msub>
          <mi>,</mi>
          <mi>L</mi>
        </mrow>
        <mo stretchy="false">)</mo>
      </mrow>
    </mrow>
    <annotation encoding="StarMath 5.0">P(L divides bold w) prop P(L) P(w_{1} divides L) P(w_{2} divides w_{1},L) dotsaxis  P(w_{n} divides w_{1}, dotslow, w_{n-1}, L)</annotation>
  </semantics>
</math>
</file>

<file path=Object 8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w</mi>
                <mi>i</mi>
              </msub>
              <mo stretchy="false">∣</mo>
              <mi>L</mi>
            </mrow>
            <mi>,</mi>
            <msub>
              <mi>w</mi>
              <mi>j</mi>
            </msub>
          </mrow>
          <mo stretchy="false">)</mo>
        </mrow>
        <mo stretchy="false">=</mo>
        <mi>P</mi>
      </mrow>
      <mrow>
        <mo stretchy="false">(</mo>
        <mrow>
          <mrow>
            <msub>
              <mi>w</mi>
              <mi>i</mi>
            </msub>
            <mo stretchy="false">∣</mo>
            <mi>L</mi>
          </mrow>
        </mrow>
        <mo stretchy="false">)</mo>
      </mrow>
    </mrow>
    <annotation encoding="StarMath 5.0">P(w_i divides L, w_j) = P(w_i divides L)</annotation>
  </semantics>
</math>
</file>

<file path=Object 9/content.xml><?xml version="1.0" encoding="utf-8"?>
<math xmlns="http://www.w3.org/1998/Math/MathML">
  <semantics>
    <mrow>
      <mi>P</mi>
      <mrow>
        <mrow>
          <mo stretchy="false">(</mo>
          <mrow>
            <mrow>
              <mi>L</mi>
              <mo stretchy="false">∣</mo>
              <mstyle mathvariant="bold">
                <mrow>
                  <mi>w</mi>
                </mrow>
              </mstyle>
            </mrow>
          </mrow>
          <mo stretchy="false">)</mo>
        </mrow>
        <mo stretchy="false">∝</mo>
        <mi>P</mi>
      </mrow>
      <mrow>
        <mo stretchy="false">(</mo>
        <mrow>
          <mi>L</mi>
        </mrow>
        <mo stretchy="false">)</mo>
      </mrow>
      <mrow>
        <munderover>
          <mo stretchy="false">∏</mo>
          <mrow>
            <mrow>
              <mi>i</mi>
              <mo stretchy="false">=</mo>
              <mn>1</mn>
            </mrow>
          </mrow>
          <mrow>
            <mi>n</mi>
          </mrow>
        </munderover>
        <mi>P</mi>
      </mrow>
      <mrow>
        <mo stretchy="false">(</mo>
        <mrow>
          <mrow>
            <msub>
              <mi>w</mi>
              <mi>i</mi>
            </msub>
            <mo stretchy="false">∣</mo>
            <mi>L</mi>
          </mrow>
        </mrow>
        <mo stretchy="false">)</mo>
      </mrow>
    </mrow>
    <annotation encoding="StarMath 5.0">alignl P(L divides bold w) prop P(L) prod csub{i=1}  csup{n}    P(w_i divides L)</annotation>
  </semantics>
</math>
</file>